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9.489cm" fo:margin-left="0.242cm" table:align="left" style:writing-mode="lr-tb"/>
    </style:style>
    <style:style style:name="Tabela1.A" style:family="table-column">
      <style:table-column-properties style:column-width="2.547cm"/>
    </style:style>
    <style:style style:name="Tabela1.B" style:family="table-column">
      <style:table-column-properties style:column-width="1cm"/>
    </style:style>
    <style:style style:name="Tabela1.C" style:family="table-column">
      <style:table-column-properties style:column-width="1.69cm"/>
    </style:style>
    <style:style style:name="Tabela1.D" style:family="table-column">
      <style:table-column-properties style:column-width="0.349cm"/>
    </style:style>
    <style:style style:name="Tabela1.E" style:family="table-column">
      <style:table-column-properties style:column-width="0.415cm"/>
    </style:style>
    <style:style style:name="Tabela1.F" style:family="table-column">
      <style:table-column-properties style:column-width="0.24cm"/>
    </style:style>
    <style:style style:name="Tabela1.G" style:family="table-column">
      <style:table-column-properties style:column-width="1.307cm"/>
    </style:style>
    <style:style style:name="Tabela1.H" style:family="table-column">
      <style:table-column-properties style:column-width="0.704cm"/>
    </style:style>
    <style:style style:name="Tabela1.J" style:family="table-column">
      <style:table-column-properties style:column-width="0.296cm"/>
    </style:style>
    <style:style style:name="Tabela1.K" style:family="table-column">
      <style:table-column-properties style:column-width="0.453cm"/>
    </style:style>
    <style:style style:name="Tabela1.L" style:family="table-column">
      <style:table-column-properties style:column-width="0.25cm"/>
    </style:style>
    <style:style style:name="Tabela1.M" style:family="table-column">
      <style:table-column-properties style:column-width="1.6cm"/>
    </style:style>
    <style:style style:name="Tabela1.N" style:family="table-column">
      <style:table-column-properties style:column-width="1.004cm"/>
    </style:style>
    <style:style style:name="Tabela1.O" style:family="table-column">
      <style:table-column-properties style:column-width="1.896cm"/>
    </style:style>
    <style:style style:name="Tabela1.P" style:family="table-column">
      <style:table-column-properties style:column-width="0.757cm"/>
    </style:style>
    <style:style style:name="Tabela1.Q" style:family="table-column">
      <style:table-column-properties style:column-width="1.744cm"/>
    </style:style>
    <style:style style:name="Tabela1.R" style:family="table-column">
      <style:table-column-properties style:column-width="2.237cm"/>
    </style:style>
    <style:style style:name="Tabela1.1" style:family="table-row">
      <style:table-row-properties style:min-row-height="0.778cm" fo:keep-together="auto"/>
    </style:style>
    <style:style style:name="Tabela1.A1" style:family="table-cell">
      <style:table-cell-properties style:vertical-align="top" style:border-line-width-left="0.018cm 0.018cm 0.018cm" style:border-line-width-right="0.018cm 0.018cm 0.018cm" style:border-line-width-top="0.018cm 0.018cm 0.018cm" fo:padding-left="0.123cm" fo:padding-right="0.123cm" fo:padding-top="0cm" fo:padding-bottom="0cm" fo:border-left="1.5pt double #000000" fo:border-right="1.5pt double #000000" fo:border-top="1.5pt double #000000" fo:border-bottom="none" style:writing-mode="lr-tb"/>
    </style:style>
    <style:style style:name="Tabela1.2" style:family="table-row">
      <style:table-row-properties style:min-row-height="0.914cm" fo:keep-together="auto"/>
    </style:style>
    <style:style style:name="Tabela1.A2" style:family="table-cell">
      <style:table-cell-properties style:vertical-align="top" style:border-line-width-left="0.018cm 0.018cm 0.018cm" style:border-line-width-right="0.018cm 0.018cm 0.018cm" fo:padding-left="0.123cm" fo:padding-right="0.123cm" fo:padding-top="0cm" fo:padding-bottom="0cm" fo:border-left="1.5pt double #000000" fo:border-right="1.5pt double #000000" fo:border-top="0.5pt solid #000000" fo:border-bottom="none" style:writing-mode="lr-tb"/>
    </style:style>
    <style:style style:name="Tabela1.3" style:family="table-row">
      <style:table-row-properties style:min-row-height="0.977cm" fo:keep-together="always"/>
    </style:style>
    <style:style style:name="Tabela1.A3" style:family="table-cell">
      <style:table-cell-properties style:vertical-align="middle" style:border-line-width-left="0.018cm 0.018cm 0.018cm" fo:padding-left="0.123cm" fo:padding-right="0.123cm" fo:padding-top="0cm" fo:padding-bottom="0cm" fo:border-left="1.5pt double #000000" fo:border-right="none" fo:border-top="0.5pt solid #000000" fo:border-bottom="0.5pt solid #000000" style:writing-mode="lr-tb"/>
    </style:style>
    <style:style style:name="Tabela1.H3" style:family="table-cell">
      <style:table-cell-properties style:vertical-align="middle" style:border-line-width-right="0.018cm 0.018cm 0.018cm" fo:padding-left="0.123cm" fo:padding-right="0.123cm" fo:padding-top="0cm" fo:padding-bottom="0cm" fo:border-left="0.5pt solid #000000" fo:border-right="1.5pt double #000000" fo:border-top="0.5pt solid #000000" fo:border-bottom="none" style:writing-mode="lr-tb"/>
    </style:style>
    <style:style style:name="Tabela1.4" style:family="table-row">
      <style:table-row-properties style:min-row-height="1.917cm" fo:keep-together="always"/>
    </style:style>
    <style:style style:name="Tabela1.A4" style:family="table-cell">
      <style:table-cell-properties style:vertical-align="top" style:border-line-width-left="0.018cm 0.018cm 0.018cm" fo:padding-left="0.123cm" fo:padding-right="0.123cm" fo:padding-top="0cm" fo:padding-bottom="0cm" fo:border-left="1.5pt double #000000" fo:border-right="none" fo:border-top="0.5pt solid #000000" fo:border-bottom="none" style:writing-mode="lr-tb"/>
    </style:style>
    <style:style style:name="Tabela1.B4" style:family="table-cell">
      <style:table-cell-properties style:vertical-align="top" style:border-line-width-right="0.018cm 0.018cm 0.018cm" fo:padding-left="0.123cm" fo:padding-right="0.123cm" fo:padding-top="0cm" fo:padding-bottom="0cm" fo:border-left="0.5pt solid #000000" fo:border-right="1.5pt double #000000" fo:border-top="none" fo:border-bottom="0.5pt solid #000000" style:writing-mode="lr-tb"/>
    </style:style>
    <style:style style:name="Tabela1.5" style:family="table-row">
      <style:table-row-properties style:min-row-height="1.891cm" fo:keep-together="always"/>
    </style:style>
    <style:style style:name="Tabela1.B5" style:family="table-cell">
      <style:table-cell-properties style:vertical-align="top" style:border-line-width-right="0.018cm 0.018cm 0.018cm" fo:padding-left="0.123cm" fo:padding-right="0.123cm" fo:padding-top="0cm" fo:padding-bottom="0cm" fo:border-left="none" fo:border-right="1.5pt double #000000" fo:border-top="0.5pt solid #000000" fo:border-bottom="none" style:writing-mode="lr-tb"/>
    </style:style>
    <style:style style:name="Tabela1.6" style:family="table-row">
      <style:table-row-properties style:min-row-height="1.842cm" fo:keep-together="always"/>
    </style:style>
    <style:style style:name="Tabela1.7" style:family="table-row">
      <style:table-row-properties style:min-row-height="1.471cm" fo:keep-together="always"/>
    </style:style>
    <style:style style:name="Tabe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ela1.P7" style:family="table-cell">
      <style:table-cell-properties style:vertical-align="top" style:border-line-width-right="0.018cm 0.018cm 0.018cm" fo:padding-left="0.123cm" fo:padding-right="0.123cm" fo:padding-top="0cm" fo:padding-bottom="0cm" fo:border-left="0.5pt solid #000000" fo:border-right="1.5pt double #000000" fo:border-top="0.5pt solid #000000" fo:border-bottom="none" style:writing-mode="lr-tb"/>
    </style:style>
    <style:style style:name="Tabela1.8" style:family="table-row">
      <style:table-row-properties style:min-row-height="1.416cm" fo:keep-together="always"/>
    </style:style>
    <style:style style:name="Tabela1.9" style:family="table-row">
      <style:table-row-properties fo:keep-together="always"/>
    </style:style>
    <style:style style:name="Tabela1.A12" style:family="table-cell">
      <style:table-cell-properties style:vertical-align="middle" style:border-line-width-left="0.018cm 0.018cm 0.018cm" style:border-line-width-right="0.018cm 0.018cm 0.018cm" fo:padding-left="0.123cm" fo:padding-right="0.123cm" fo:padding-top="0cm" fo:padding-bottom="0cm" fo:border-left="1.5pt double #000000" fo:border-right="1.5pt double #000000" fo:border-top="0.5pt solid #000000" fo:border-bottom="none" style:writing-mode="lr-tb"/>
    </style:style>
    <style:style style:name="Tabela1.13" style:family="table-row">
      <style:table-row-properties style:min-row-height="1.309cm" fo:keep-together="always"/>
    </style:style>
    <style:style style:name="Tabela1.A15" style:family="table-cell">
      <style:table-cell-properties style:vertical-align="middle" style:border-line-width-left="0.018cm 0.018cm 0.018cm" style:border-line-width-right="0.018cm 0.018cm 0.018cm" fo:padding-left="0.123cm" fo:padding-right="0.123cm" fo:padding-top="0cm" fo:padding-bottom="0cm" fo:border-left="1.5pt double #000000" fo:border-right="1.5pt double #000000" fo:border-top="0.5pt solid #000000" fo:border-bottom="0.5pt solid #000000" style:writing-mode="lr-tb"/>
    </style:style>
    <style:style style:name="Tabela1.16" style:family="table-row">
      <style:table-row-properties style:min-row-height="0.873cm" fo:keep-together="always"/>
    </style:style>
    <style:style style:name="Tabela1.A16" style:family="table-cell">
      <style:table-cell-properties style:vertical-align="middle" style:border-line-width-left="0.018cm 0.018cm 0.018cm" style:border-line-width-right="0.018cm 0.018cm 0.018cm" fo:padding-left="0.123cm" fo:padding-right="0.123cm" fo:padding-top="0cm" fo:padding-bottom="0cm" fo:border-left="1.5pt double #000000" fo:border-right="1.5pt double #000000" fo:border-top="none" fo:border-bottom="none" style:writing-mode="lr-tb"/>
    </style:style>
    <style:style style:name="Tabela1.17" style:family="table-row">
      <style:table-row-properties style:min-row-height="1.127cm" fo:keep-together="always"/>
    </style:style>
    <style:style style:name="Tabela1.18" style:family="table-row">
      <style:table-row-properties style:min-row-height="1.177cm" fo:keep-together="always"/>
    </style:style>
    <style:style style:name="Tabela1.19" style:family="table-row">
      <style:table-row-properties style:min-row-height="1.104cm" fo:keep-together="always"/>
    </style:style>
    <style:style style:name="Tabela1.20" style:family="table-row">
      <style:table-row-properties style:min-row-height="0.997cm" fo:keep-together="always"/>
    </style:style>
    <style:style style:name="Tabela1.21" style:family="table-row">
      <style:table-row-properties style:min-row-height="1.212cm" fo:keep-together="always"/>
    </style:style>
    <style:style style:name="Tabela1.22" style:family="table-row">
      <style:table-row-properties style:min-row-height="1.053cm" fo:keep-together="always"/>
    </style:style>
    <style:style style:name="Tabela1.A22" style:family="table-cell">
      <style:table-cell-properties style:vertical-align="middle" style:border-line-width-left="0.018cm 0.018cm 0.018cm" style:border-line-width-right="0.018cm 0.018cm 0.018cm" style:border-line-width-bottom="0.018cm 0.018cm 0.018cm" fo:padding-left="0.123cm" fo:padding-right="0.123cm" fo:padding-top="0cm" fo:padding-bottom="0cm" fo:border-left="1.5pt double #000000" fo:border-right="1.5pt double #000000" fo:border-top="0.5pt solid #000000" fo:border-bottom="1.5pt double #000000" style:writing-mode="lr-tb"/>
    </style:style>
    <style:style style:name="Tabela1.A23" style:family="table-cell">
      <style:table-cell-properties style:vertical-align="middle" style:border-line-width-left="0.018cm 0.018cm 0.018cm" style:border-line-width-right="0.018cm 0.018cm 0.018cm" style:border-line-width-top="0.018cm 0.018cm 0.018cm" fo:padding-left="0.123cm" fo:padding-right="0.123cm" fo:padding-top="0cm" fo:padding-bottom="0cm" fo:border-left="1.5pt double #000000" fo:border-right="1.5pt double #000000" fo:border-top="1.5pt double #000000" fo:border-bottom="none" style:writing-mode="lr-tb"/>
    </style:style>
    <style:style style:name="Tabela1.24" style:family="table-row">
      <style:table-row-properties style:min-row-height="1.759cm" fo:keep-together="always"/>
    </style:style>
    <style:style style:name="Tabela1.D24" style:family="table-cell">
      <style:table-cell-properties style:vertical-align="middle" fo:padding-left="0.123cm" fo:padding-right="0.123cm" fo:padding-top="0cm" fo:padding-bottom="0cm" fo:border-left="1.5pt solid #000000" fo:border-right="none" fo:border-top="0.5pt solid #000000" fo:border-bottom="0.5pt solid #000000" style:writing-mode="lr-tb"/>
    </style:style>
    <style:style style:name="Tabela1.N24" style:family="table-cell">
      <style:table-cell-properties style:vertical-align="middle" style:border-line-width-right="0.018cm 0.018cm 0.018cm" fo:padding-left="0.123cm" fo:padding-right="0.123cm" fo:padding-top="0cm" fo:padding-bottom="0cm" fo:border-left="1.5pt solid #000000" fo:border-right="1.5pt double #000000" fo:border-top="0.5pt solid #000000" fo:border-bottom="0.5pt solid #000000" style:writing-mode="lr-tb"/>
    </style:style>
    <style:style style:name="Tabela1.26" style:family="table-row">
      <style:table-row-properties style:min-row-height="1.707cm" fo:keep-together="always"/>
    </style:style>
    <style:style style:name="Tabela1.A26" style:family="table-cell">
      <style:table-cell-properties style:vertical-align="middle" style:border-line-width-left="0.018cm 0.018cm 0.018cm" fo:padding-left="0.123cm" fo:padding-right="0.123cm" fo:padding-top="0cm" fo:padding-bottom="0cm" fo:border-left="1.5pt double #000000" fo:border-right="none" fo:border-top="0.5pt solid #000000" fo:border-bottom="none" style:writing-mode="lr-tb"/>
    </style:style>
    <style:style style:name="Tabela1.27" style:family="table-row">
      <style:table-row-properties style:min-row-height="2.103cm" fo:keep-together="always"/>
    </style:style>
    <style:style style:name="Tabela1.28" style:family="table-row">
      <style:table-row-properties style:min-row-height="1.162cm" fo:keep-together="always"/>
    </style:style>
    <style:style style:name="Tabela1.29" style:family="table-row">
      <style:table-row-properties style:min-row-height="1.997cm" fo:keep-together="always"/>
    </style:style>
    <style:style style:name="Tabela1.30" style:family="table-row">
      <style:table-row-properties style:min-row-height="1.976cm" fo:keep-together="always"/>
    </style:style>
    <style:style style:name="Tabela1.31" style:family="table-row">
      <style:table-row-properties style:min-row-height="1.947cm" fo:keep-together="always"/>
    </style:style>
    <style:style style:name="Tabela1.33" style:family="table-row">
      <style:table-row-properties style:min-row-height="5.149cm" fo:keep-together="always"/>
    </style:style>
    <style:style style:name="Tabela1.E3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ela1.36" style:family="table-row">
      <style:table-row-properties style:min-row-height="3.113cm" fo:keep-together="always"/>
    </style:style>
    <style:style style:name="Tabela1.38" style:family="table-row">
      <style:table-row-properties style:min-row-height="0.806cm" fo:keep-together="always"/>
    </style:style>
    <style:style style:name="Tabela1.A39" style:family="table-cell">
      <style:table-cell-properties style:vertical-align="top" style:border-line-width-left="0.018cm 0.018cm 0.018cm" style:border-line-width-bottom="0.018cm 0.018cm 0.018cm" fo:padding-left="0.123cm" fo:padding-right="0.123cm" fo:padding-top="0cm" fo:padding-bottom="0cm" fo:border-left="1.5pt double #000000" fo:border-right="none" fo:border-top="0.5pt solid #000000" fo:border-bottom="1.5pt double #000000" style:writing-mode="lr-tb"/>
    </style:style>
    <style:style style:name="Tabela1.I39" style:family="table-cell">
      <style:table-cell-properties style:vertical-align="top" style:border-line-width-bottom="0.018cm 0.018cm 0.018cm" fo:padding-left="0.123cm" fo:padding-right="0.123cm" fo:padding-top="0cm" fo:padding-bottom="0cm" fo:border-left="0.5pt solid #000000" fo:border-right="none" fo:border-top="0.5pt solid #000000" fo:border-bottom="1.5pt double #000000" style:writing-mode="lr-tb"/>
    </style:style>
    <style:style style:name="Tabela1.R39" style:family="table-cell">
      <style:table-cell-properties style:vertical-align="top" style:border-line-width-right="0.018cm 0.018cm 0.018cm" style:border-line-width-bottom="0.018cm 0.018cm 0.018cm" fo:padding-left="0.123cm" fo:padding-right="0.123cm" fo:padding-top="0cm" fo:padding-bottom="0cm" fo:border-left="0.5pt solid #000000" fo:border-right="1.5pt double #000000" fo:border-top="0.5pt solid #000000" fo:border-bottom="1.5pt double #000000" style:writing-mode="lr-tb"/>
    </style:style>
    <style:style style:name="P1" style:family="paragraph" style:parent-style-name="Heading_20_1">
      <style:paragraph-properties fo:margin-top="0.018cm" fo:margin-bottom="0.018cm" loext:contextual-spacing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7pt" fo:font-weight="bold" style:font-size-asian="7pt" style:font-weight-asian="bold"/>
    </style:style>
    <style:style style:name="P5" style:family="paragraph" style:parent-style-name="Standard">
      <style:text-properties fo:font-size="10pt" style:font-size-asian="10pt"/>
    </style:style>
    <style:style style:name="P6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8" style:family="paragraph" style:parent-style-name="Standard">
      <style:paragraph-properties fo:margin-top="0.018cm" fo:margin-bottom="0.018cm" loext:contextual-spacing="false"/>
    </style:style>
    <style:style style:name="P9" style:family="paragraph" style:parent-style-name="Standard">
      <style:paragraph-properties fo:margin-top="0.018cm" fo:margin-bottom="0.018cm" loext:contextual-spacing="false"/>
      <style:text-properties fo:font-size="10pt" style:font-size-asian="10pt"/>
    </style:style>
    <style:style style:name="P10" style:family="paragraph" style:parent-style-name="Standard">
      <style:paragraph-properties fo:margin-top="0.018cm" fo:margin-bottom="0.018cm" loext:contextual-spacing="false" fo:text-align="center" style:justify-single-word="false"/>
      <style:text-properties fo:font-size="10pt" style:font-size-asian="10pt"/>
    </style:style>
    <style:style style:name="P11" style:family="paragraph" style:parent-style-name="Standard">
      <style:paragraph-properties fo:margin-top="0.018cm" fo:margin-bottom="0.018cm" loext:contextual-spacing="false" fo:text-align="center" style:justify-single-word="false" style:snap-to-layout-grid="false"/>
      <style:text-properties fo:font-size="10pt" style:font-size-asian="10pt"/>
    </style:style>
    <style:style style:name="P12" style:family="paragraph" style:parent-style-name="Standard">
      <style:paragraph-properties fo:margin-top="0.018cm" fo:margin-bottom="0.018cm" loext:contextual-spacing="false" style:snap-to-layout-grid="false"/>
      <style:text-properties fo:font-size="10pt" style:font-size-asian="10pt"/>
    </style:style>
    <style:style style:name="P13" style:family="paragraph" style:parent-style-name="Standard">
      <style:paragraph-properties fo:margin-top="0.018cm" fo:margin-bottom="0.018cm" loext:contextual-spacing="false"/>
      <style:text-properties fo:font-size="10pt" fo:font-weight="bold" style:font-size-asian="10pt" style:font-weight-asian="bold"/>
    </style:style>
    <style:style style:name="P14" style:family="paragraph" style:parent-style-name="Standard">
      <style:paragraph-properties fo:margin-top="0.018cm" fo:margin-bottom="0.018cm" loext:contextual-spacing="false" fo:text-align="center" style:justify-single-word="false"/>
      <style:text-properties fo:font-size="10pt" fo:font-weight="bold" style:font-size-asian="10pt" style:font-weight-asian="bold"/>
    </style:style>
    <style:style style:name="P15" style:family="paragraph" style:parent-style-name="Standard">
      <style:paragraph-properties fo:margin-top="0.018cm" fo:margin-bottom="0.018cm" loext:contextual-spacing="false" fo:text-align="center" style:justify-single-word="false"/>
    </style:style>
    <style:style style:name="P16" style:family="paragraph" style:parent-style-name="Standard">
      <style:paragraph-properties fo:margin-top="0.018cm" fo:margin-bottom="0.018cm" loext:contextual-spacing="false" fo:text-align="center" style:justify-single-word="false" style:snap-to-layout-grid="false"/>
      <style:text-properties fo:font-size="4pt" style:font-size-asian="4pt"/>
    </style:style>
    <style:style style:name="P17" style:family="paragraph" style:parent-style-name="Standard">
      <style:paragraph-properties fo:margin-top="0.018cm" fo:margin-bottom="0.018cm" loext:contextual-spacing="false"/>
      <style:text-properties fo:font-size="9pt" style:font-size-asian="9pt"/>
    </style:style>
    <style:style style:name="P18" style:family="paragraph" style:parent-style-name="Standard">
      <style:paragraph-properties fo:margin-top="0.018cm" fo:margin-bottom="0.018cm" loext:contextual-spacing="false" fo:text-align="center" style:justify-single-word="false"/>
      <style:text-properties fo:font-size="9pt" style:font-size-asian="9pt"/>
    </style:style>
    <style:style style:name="P19" style:family="paragraph" style:parent-style-name="Standard">
      <style:paragraph-properties fo:margin-top="0.018cm" fo:margin-bottom="0.018cm" loext:contextual-spacing="false"/>
      <style:text-properties fo:font-size="9pt" style:font-name-asian="Arial" style:font-size-asian="9pt"/>
    </style:style>
    <style:style style:name="P20" style:family="paragraph" style:parent-style-name="Standard">
      <style:paragraph-properties fo:margin-top="0.018cm" fo:margin-bottom="0.018cm" loext:contextual-spacing="false"/>
      <style:text-properties fo:font-size="9pt" fo:font-weight="bold" style:font-size-asian="9pt" style:font-weight-asian="bold" style:font-size-complex="9pt"/>
    </style:style>
    <style:style style:name="P21" style:family="paragraph" style:parent-style-name="Standard">
      <style:paragraph-properties fo:margin-top="0.018cm" fo:margin-bottom="0.018cm" loext:contextual-spacing="false" fo:text-align="center" style:justify-single-word="false"/>
      <style:text-properties fo:font-size="15pt" style:font-size-asian="15pt"/>
    </style:style>
    <style:style style:name="P22" style:family="paragraph" style:parent-style-name="Standard">
      <style:paragraph-properties fo:margin-left="0cm" fo:margin-right="-0.157cm" fo:margin-top="0.018cm" fo:margin-bottom="0.018cm" loext:contextual-spacing="false" fo:text-indent="0cm" style:auto-text-indent="false"/>
    </style:style>
    <style:style style:name="P2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fo:font-weight="bold" style:font-size-asian="10pt" style:font-weight-asian="bold"/>
    </style:style>
    <style:style style:name="T3" style:family="text">
      <style:text-properties fo:font-size="10pt" fo:font-weight="bold" style:font-name-asian="Arial" style:font-size-asian="10pt" style:font-weight-asian="bold"/>
    </style:style>
    <style:style style:name="T4" style:family="text">
      <style:text-properties fo:font-size="10pt" style:font-size-asian="10pt"/>
    </style:style>
    <style:style style:name="T5" style:family="text">
      <style:text-properties fo:font-size="10pt" style:font-name-asian="Arial" style:font-size-asian="10pt"/>
    </style:style>
    <style:style style:name="T6" style:family="text">
      <style:text-properties style:font-name-asian="Arial"/>
    </style:style>
    <style:style style:name="T7" style:family="text">
      <style:text-properties fo:font-size="9pt" style:font-size-asian="9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style:font-name-asian="Arial" style:font-size-asian="9pt"/>
    </style:style>
    <style:style style:name="T10" style:family="text">
      <style:text-properties fo:font-size="9pt" fo:font-weight="bold" style:font-size-asian="9pt" style:font-weight-asian="bold"/>
    </style:style>
    <style:style style:name="T11" style:family="text">
      <style:text-properties fo:font-size="9pt" fo:font-weight="bold" style:font-name-asian="Arial" style:font-size-asian="9pt" style:font-weight-asian="bold"/>
    </style:style>
    <style:style style:name="T12" style:family="text">
      <style:text-properties fo:font-size="13pt" style:font-name-asian="Arial" style:font-size-asian="13pt"/>
    </style:style>
    <style:style style:name="T13" style:family="text">
      <style:text-properties fo:font-size="8pt" style:font-size-asian="8pt"/>
    </style:style>
    <style:style style:name="T14" style:family="text">
      <style:text-properties fo:font-size="8pt" style:font-size-asian="8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GOVERNO DO ESTADO DE MINAS GERAIS</text:p>
      <text:p text:style-name="P2">SECRETARIA DE ESTADO DE PLANEJAMENTO E GESTÃO – SEPLAG</text:p>
      <text:p text:style-name="P2">SISAP – MG – SISTEMA DE ADMINISTRAÇÃO DE PESSOAL DO ESTADO</text:p>
      <text:p text:style-name="P3">IMPLANTAÇÃO – ATUALIZAÇÃO DE DADOS PESSOAIS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B"/>
        <table:table-column table:style-name="Tabela1.J"/>
        <table:table-column table:style-name="Tabela1.K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Q"/>
        <table:table-column table:style-name="Tabela1.R"/>
        <table:table-row table:style-name="Tabela1.1">
          <table:table-cell table:style-name="Tabela1.A1" table:number-columns-spanned="18" office:value-type="string">
            <text:p text:style-name="P9">INSTITUIÇÃ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table:number-columns-spanned="18" office:value-type="string">
            <text:p text:style-name="P9">COMAND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3">
          <table:table-cell table:style-name="Tabela1.A3" table:number-columns-spanned="7" office:value-type="string">
            <text:p text:style-name="P15"><text:span text:style-name="T4">MASP: |___|___|___|___|___|___|___</text:span><text:span text:style-name="T2">|___|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H3" table:number-columns-spanned="11" office:value-type="string">
            <text:p text:style-name="P8"><text:span text:style-name="T5"><text:s/></text:span><text:span text:style-name="T4">NOME: |___|___|___|___|___|___|___|___|___|___|___|___|___|___|___|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4">
          <table:table-cell table:style-name="Tabela1.A4" office:value-type="string">
            <text:p text:style-name="P16"/>
            <text:p text:style-name="P10">Nº ADMISSÃO</text:p>
            <text:p text:style-name="P18"/>
            <text:p text:style-name="P21">|___|</text:p>
          </table:table-cell>
          <table:table-cell table:style-name="Tabela1.B4" table:number-columns-spanned="17" office:value-type="string">
            <text:p text:style-name="P12"/>
            <text:p text:style-name="P8"><text:span text:style-name="T5"><text:s/></text:span><text:span text:style-name="T12"><text:s/></text:span><text:span text:style-name="T4">|___|___|___|___|___|___|___|___|___|___|___|___|___|___|___|___|___|___|___|___|___|___|___|___|</text:span></text:p>
            <text:p text:style-name="P9"/>
            <text:p text:style-name="P8"><text:span text:style-name="T5"><text:s/></text:span><text:span text:style-name="T12"><text:s/></text:span><text:span text:style-name="T4">|___|___|___|___|___|___|___|___|___|___|___|___|___|___|___|___|___|___|___|___|___|___|___|___|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5">
          <table:table-cell table:style-name="Tabela1.A4" office:value-type="string">
            <text:p text:style-name="P11"/>
            <text:p text:style-name="P10">PAI:</text:p>
          </table:table-cell>
          <table:table-cell table:style-name="Tabela1.B5" table:number-columns-spanned="17" office:value-type="string">
            <text:p text:style-name="P12"/>
            <text:p text:style-name="P9"><text:span text:style-name="T6"><text:s text:c="2"/></text:span>|___|___|___|___|___|___|___|___|___|___|___|___|___|___|___|___|___|___|___|___|___|___|___|___|</text:p>
            <text:p text:style-name="P9"/>
            <text:p text:style-name="P9"><text:span text:style-name="T6"><text:s text:c="2"/></text:span>|___|___|___|___|___|___|___|___|___|___|___|___|___|___|___|___|___|___|___|___|___|___|___|___|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6">
          <table:table-cell table:style-name="Tabela1.A4" office:value-type="string">
            <text:p text:style-name="P11"/>
            <text:p text:style-name="P10">MÃE:</text:p>
          </table:table-cell>
          <table:table-cell table:style-name="Tabela1.B5" table:number-columns-spanned="17" office:value-type="string">
            <text:p text:style-name="P12"/>
            <text:p text:style-name="P9"><text:span text:style-name="T6"><text:s text:c="2"/></text:span>|___|___|___|___|___|___|___|___|___|___|___|___|___|___|___|___|___|___|___|___|___|___|___|___|</text:p>
            <text:p text:style-name="P9"/>
            <text:p text:style-name="P9"><text:span text:style-name="T6"><text:s text:c="2"/></text:span>|___|___|___|___|___|___|___|___|___|___|___|___|___|___|___|___|___|___|___|___|___|___|___|___|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7">
          <table:table-cell table:style-name="Tabela1.A4" table:number-columns-spanned="5" office:value-type="string">
            <text:p text:style-name="P9">DATA NASCIMENTO:</text:p>
            <text:p text:style-name="P17"/>
            <text:p text:style-name="P8"><text:span text:style-name="T4">|___|___</text:span><text:span text:style-name="T2">|</text:span><text:span text:style-name="T4">___|___</text:span><text:span text:style-name="T2">|</text:span><text:span text:style-name="T4">___|___|___|___|</text:span></text:p>
          </table:table-cell>
          <table:covered-table-cell/>
          <table:covered-table-cell/>
          <table:covered-table-cell/>
          <table:covered-table-cell/>
          <table:table-cell table:style-name="Tabela1.F7" table:number-columns-spanned="4" office:value-type="string">
            <text:p text:style-name="P9">SEXO: </text:p>
            <text:p text:style-name="P8"><text:span text:style-name="T9"><text:s text:c="15"/></text:span><text:span text:style-name="T13">MASCULINO</text:span></text:p>
            <text:p text:style-name="P8"><text:span text:style-name="T4">|____| <text:s text:c="3"/></text:span><text:span text:style-name="T13">FEMININO</text:span></text:p>
          </table:table-cell>
          <table:covered-table-cell/>
          <table:covered-table-cell/>
          <table:covered-table-cell/>
          <table:table-cell table:style-name="Tabela1.F7" table:number-columns-spanned="6" office:value-type="string">
            <text:p text:style-name="P8"><text:span text:style-name="T4">ESTADO CIVIL:</text:span></text:p>
            <text:p text:style-name="P8"><text:span text:style-name="T5"><text:s text:c="24"/></text:span></text:p>
            <text:p text:style-name="P8"><text:span text:style-name="T4">|___|___|___| </text:span><text:span text:style-name="T13">(VER TABELA</text:span><text:span text:style-name="T14"> SISAP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P7" table:number-columns-spanned="3" office:value-type="string">
            <text:p text:style-name="P9">GRAU INSTRUÇÃO:</text:p>
            <text:p text:style-name="P19"><text:s text:c="28"/></text:p>
            <text:p text:style-name="P8"><text:span text:style-name="T4">|___|___| </text:span><text:span text:style-name="T13">(VER TABELA</text:span><text:span text:style-name="T4"> </text:span><text:span text:style-name="T13">SISAP)</text:span></text:p>
          </table:table-cell>
          <table:covered-table-cell/>
          <table:covered-table-cell/>
        </table:table-row>
        <table:table-row table:style-name="Tabela1.8">
          <table:table-cell table:style-name="Tabela1.A2" table:number-columns-spanned="18" office:value-type="string">
            <text:p text:style-name="P8"><text:span text:style-name="T4">NATURALIDADE: <text:s text:c="151"/>UF:</text:span></text:p>
            <text:p text:style-name="P9"/>
            <text:p text:style-name="P8"><text:span text:style-name="T4">|___|___|___|___|___|___|___|___|___|___|___|___|___|___|___|___|___|___|___|___|___|___|___|___|___| <text:s text:c="4"/></text:span><text:span text:style-name="T2">|</text:span><text:span text:style-name="T4">___</text:span><text:span text:style-name="T2">|</text:span><text:span text:style-name="T4">___</text:span><text:span text:style-name="T2">|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9">
          <table:table-cell table:style-name="Tabela1.A4" table:number-columns-spanned="6" office:value-type="string">
            <text:p text:style-name="P12"/>
            <text:p text:style-name="P9">GRUPO SANGUINEO: <text:s text:c="2"/>|___|___|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F7" table:number-columns-spanned="8" office:value-type="string">
            <text:p text:style-name="P12"/>
            <text:p text:style-name="P9"><text:span text:style-name="T6"><text:s text:c="5"/></text:span>FATOR RH <text:s/>(+/-) <text:s text:c="7"/>|____|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P7" table:number-columns-spanned="4" office:value-type="string">
            <text:p text:style-name="P9"><text:span text:style-name="T6"><text:s text:c="2"/></text:span>COD. DEFICIÊNCIA:</text:p>
            <text:p text:style-name="P8"><text:span text:style-name="T5"><text:s text:c="5"/></text:span><text:span text:style-name="T13">(VER TABELA SISAP) <text:s/></text:span><text:span text:style-name="T4"><text:s text:c="4"/>|___|___|___|</text:span></text:p>
          </table:table-cell>
          <table:covered-table-cell/>
          <table:covered-table-cell/>
          <table:covered-table-cell/>
        </table:table-row>
        <table:table-row table:style-name="Tabela1.9">
          <table:table-cell table:style-name="Tabela1.A4" table:number-columns-spanned="11" office:value-type="string">
            <text:p text:style-name="P12"/>
            <text:p text:style-name="P9">ANO PRIMEIRO EMPREGO: <text:s text:c="5"/>|___|___|___|___|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P7" table:number-columns-spanned="7" office:value-type="string">
            <text:p text:style-name="P12"/>
            <text:p text:style-name="P8"><text:span text:style-name="T5"><text:s text:c="13"/></text:span><text:span text:style-name="T4">UF ÚLTIMO EMPREGO: <text:s text:c="25"/>|___|___|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9">
          <table:table-cell table:style-name="Tabela1.A4" table:number-columns-spanned="11" office:value-type="string">
            <text:p text:style-name="P12"/>
            <text:p text:style-name="P8"><text:span text:style-name="T4">NÚMERO DEPENDENTES IMPOSTO DE RENDA: |___|___|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P7" table:number-columns-spanned="7" office:value-type="string">
            <text:p text:style-name="P12"/>
            <text:p text:style-name="P8"><text:span text:style-name="T5"><text:s text:c="3"/></text:span><text:span text:style-name="T4">NÚMERO DEPENDENTES ABONO: <text:s text:c="16"/>|___|___|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9">
          <table:table-cell table:style-name="Tabela1.A12" table:number-columns-spanned="18" office:value-type="string">
            <text:h text:style-name="P1" text:outline-level="1">INFORMAÇÕES PARA ESTRANGEIRO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3">
          <table:table-cell table:style-name="Tabela1.A12" table:number-columns-spanned="18" office:value-type="string">
            <text:p text:style-name="P9">PAÍS DE ORIGEM:</text:p>
            <text:p text:style-name="P8"><text:span text:style-name="T4">|___|___|___|___|___|___|___|___|___|___|___|___|___|___|___|___|___|___|___|___|___|___|___|___|___|___</text:span><text:span text:style-name="T2">|</text:span><text:span text:style-name="T4">___</text:span><text:span text:style-name="T2">|</text:span><text:span text:style-name="T4">___</text:span><text:span text:style-name="T2">|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9">
          <table:table-cell table:style-name="Tabela1.A12" table:number-columns-spanned="18" office:value-type="string">
            <text:p text:style-name="P12"/>
            <text:p text:style-name="P15"><text:span text:style-name="T4">ANO CHEGANDA BRASIL: <text:s text:c="2"/>|___|___|___|___| <text:s text:c="12"/>DATA NATURALIZAÇÃO: <text:s text:c="5"/>|___|___</text:span><text:span text:style-name="T2">|_</text:span><text:span text:style-name="T4">__|___</text:span><text:span text:style-name="T2">|_</text:span><text:span text:style-name="T4">__|___|___|___|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9">
          <table:table-cell table:style-name="Tabela1.A15" table:number-columns-spanned="18" office:value-type="string">
            <text:p text:style-name="P14">DOCUMEN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6">
          <table:table-cell table:style-name="Tabela1.A16" table:number-columns-spanned="18" office:value-type="string">
            <text:p text:style-name="P13">CPF <text:s text:c="107"/>PIS / PASEP</text:p>
            <text:p text:style-name="Standard"><text:span text:style-name="T4">|___|___|___|___|___|___|___|___|___</text:span><text:span text:style-name="T2">|_</text:span><text:span text:style-name="T4">__|___| <text:s text:c="37"/>|___|___|___|___|___|___|___|___|___</text:span><text:span text:style-name="T2">|_</text:span><text:span text:style-name="T4">__|___|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7">
          <table:table-cell table:style-name="Tabela1.A12" table:number-columns-spanned="18" office:value-type="string">
            <text:p text:style-name="P13">CI</text:p>
            <text:p text:style-name="P8"><text:span text:style-name="T4">|__|__| <text:s/>|__|__|__|__|__|__|__|__| <text:s text:c="3"/>ORGÃO: <text:s/>|__|__|__| <text:s text:c="3"/>UF: <text:s text:c="2"/>|___|___| <text:s text:c="3"/>EMISSÃO: |___|___</text:span><text:span text:style-name="T2">|</text:span><text:span text:style-name="T4">___|___</text:span><text:span text:style-name="T2">|</text:span><text:span text:style-name="T4">___|___|___|___|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8">
          <table:table-cell table:style-name="Tabela1.A12" table:number-columns-spanned="18" office:value-type="string">
            <text:p text:style-name="P13">TITULO ELEITOR <text:s text:c="34"/></text:p>
            <text:p text:style-name="P8"><text:span text:style-name="T4">|___|___|___|___|___|___|___|___|___|___</text:span><text:span text:style-name="T2">|_</text:span><text:span text:style-name="T4">__|___| <text:s text:c="3"/>ZONA: |___|___|___| <text:s text:c="2"/>SEÇÃO: <text:s/>|___|___|___|___| <text:s text:c="3"/>UF: <text:s/>|___|___|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9">
          <table:table-cell table:style-name="Tabela1.A15" table:number-columns-spanned="18" office:value-type="string">
            <text:p text:style-name="P8"><text:span text:style-name="T2">CARTEIRA PROFISSIONAL <text:s/></text:span><text:span text:style-name="T4"><text:s text:c="29"/>ORGÃO: <text:s text:c="25"/>UF: <text:s text:c="14"/>EMISSÃO:</text:span></text:p>
            <text:p text:style-name="P8"><text:span text:style-name="T5"><text:s/></text:span><text:span text:style-name="T4">|___|___|___|___|___|___|___|___|___|___| <text:s text:c="4"/>|___|___|___|___|___| <text:s text:c="4"/>|___|___| <text:s text:c="6"/>|___|___</text:span><text:span text:style-name="T2">|</text:span><text:span text:style-name="T4">___|___</text:span><text:span text:style-name="T2">|</text:span><text:span text:style-name="T4">___|___|___|___|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0">
          <table:table-cell table:style-name="Tabela1.A16" table:number-columns-spanned="18" office:value-type="string">
            <text:p text:style-name="P15"><text:span text:style-name="T2">CARTEIRA DE TRABALHO: <text:s/></text:span><text:span text:style-name="T4">|___|___|___|___|___|___|___| <text:s text:c="9"/>SÉRIE: <text:s/>|___|___|___|___|___| <text:s text:c="15"/>UF: |___|___|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1">
          <table:table-cell table:style-name="Tabela1.A12" table:number-columns-spanned="18" office:value-type="string">
            <text:p text:style-name="P8"><text:span text:style-name="T2">CERTIFICADO MILITAR: <text:s text:c="48"/></text:span><text:span text:style-name="T4">CLASSE: <text:s text:c="19"/>CAT: <text:s text:c="4"/>EMISSÃO:</text:span></text:p>
            <text:p text:style-name="P8"><text:span text:style-name="T3"><text:s/></text:span><text:span text:style-name="T4">|___|___|___|___|___|___|___|___|___|___|___|___| <text:s text:c="4"/>|___|___|___|___| <text:s text:c="5"/>|___| <text:s text:c="5"/>|___|___</text:span><text:span text:style-name="T2">|</text:span><text:span text:style-name="T4">___|___</text:span><text:span text:style-name="T2">|</text:span><text:span text:style-name="T4">___|___|___|___|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2">
          <table:table-cell table:style-name="Tabela1.A22" table:number-columns-spanned="18" office:value-type="string">
            <text:p text:style-name="P8"><text:span text:style-name="T2">CARTEIRA HABILITAÇÃO:</text:span><text:span text:style-name="T4"> |___|___|___|___|___|___|___|___|___</text:span><text:span text:style-name="T2">|</text:span><text:span text:style-name="T4">___|___| <text:s text:c="16"/>CATEGORIA: <text:s text:c="2"/>|___|___|___|___|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1.9">
          <table:table-cell table:style-name="Tabela1.A23" table:number-columns-spanned="18" office:value-type="string">
            <text:h text:style-name="P1" text:outline-level="1">DADOS BANCÁRIO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4">
          <table:table-cell table:style-name="Tabela1.A3" table:number-columns-spanned="3" office:value-type="string">
            <text:p text:style-name="P10">BANCO</text:p>
            <text:p text:style-name="P10"/>
            <text:p text:style-name="P10">|___|___|___|___|</text:p>
          </table:table-cell>
          <table:covered-table-cell/>
          <table:covered-table-cell/>
          <table:table-cell table:style-name="Tabela1.D24" table:number-columns-spanned="10" office:value-type="string">
            <text:p text:style-name="P10">AGÊNCIA</text:p>
            <text:p text:style-name="P10"/>
            <text:p text:style-name="P15"><text:span text:style-name="T4">|___|___|___|___|___</text:span><text:span text:style-name="T2">|</text:span><text:span text:style-name="T4">___|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N24" table:number-columns-spanned="5" office:value-type="string">
            <text:p text:style-name="P10">CONTA</text:p>
            <text:p text:style-name="P10"/>
            <text:p text:style-name="P10">|___|___|___|___|___|___|___|___|___|___|</text:p>
          </table:table-cell>
          <table:covered-table-cell/>
          <table:covered-table-cell/>
          <table:covered-table-cell/>
          <table:covered-table-cell/>
        </table:table-row>
        <table:table-row table:style-name="Tabela1.9">
          <table:table-cell table:style-name="Tabela1.A12" table:number-columns-spanned="18" office:value-type="string">
            <text:h text:style-name="P1" text:outline-level="1">ENDEREÇO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6">
          <table:table-cell table:style-name="Tabela1.A26" table:number-columns-spanned="2" office:value-type="string">
            <text:p text:style-name="P10">TIPO ENDEREÇO </text:p>
            <text:p text:style-name="P10">R-RESIDENCIAL</text:p>
          </table:table-cell>
          <table:covered-table-cell/>
          <table:table-cell table:style-name="Tabela1.P7" table:number-columns-spanned="16" office:value-type="string">
            <text:p text:style-name="P8"><text:span text:style-name="T4">TIPO LOGRADOURO (Rua, Avenida, Praça...)</text:span></text:p>
            <text:p text:style-name="P9"/>
            <text:p text:style-name="P9">|___|___|___|___|___|___|___|___|___|___|___|___|___|___|___|___|___|___|___|___|___|___|__|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7">
          <table:table-cell table:style-name="Tabela1.A26" table:number-columns-spanned="2" office:value-type="string">
            <text:p text:style-name="P10">LOGRADOURO:</text:p>
          </table:table-cell>
          <table:covered-table-cell/>
          <table:table-cell table:style-name="Tabela1.P7" table:number-columns-spanned="16" office:value-type="string">
            <text:p text:style-name="P12"/>
            <text:p text:style-name="P9">|___|___|___|___|___|___|___|___|___|___|___|___|___|___|___|___|___|___|___|___|___|___|__|</text:p>
            <text:p text:style-name="P9"/>
            <text:p text:style-name="P9">|___|___|___|___|___|___|___|___|___|___|___|___|___|___|___|___|___|___|___|___|___|___|__|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8">
          <table:table-cell table:style-name="Tabela1.A12" table:number-columns-spanned="18" office:value-type="string">
            <text:p text:style-name="P8"><text:span text:style-name="T4">NÚMERO: <text:s text:c="34"/>COMPLEMENTO: <text:s text:c="58"/>CEP:</text:span></text:p>
            <text:p text:style-name="P8"><text:span text:style-name="T4">|___|___|___|___|___| <text:s text:c="15"/>|___|___|___|___|___|___|___|___|___|___| <text:s text:c="16"/>|___|___|___|___|___</text:span><text:span text:style-name="T2">|</text:span><text:span text:style-name="T4">___|___|___|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9">
          <table:table-cell table:style-name="Tabela1.A26" table:number-columns-spanned="2" office:value-type="string">
            <text:p text:style-name="P15"><text:span text:style-name="T4">BAIRRO:</text:span></text:p>
          </table:table-cell>
          <table:covered-table-cell/>
          <table:table-cell table:style-name="Tabela1.P7" table:number-columns-spanned="16" office:value-type="string">
            <text:p text:style-name="P12"/>
            <text:p text:style-name="P9">|___|___|___|___|___|___|___|___|___|___|___|___|___|___|___|___|___|___|___|___|___|___|__|</text:p>
            <text:p text:style-name="P9"/>
            <text:p text:style-name="P8"><text:span text:style-name="T4">|___|___|___|___|___|___|___|___|___|___|___|___|___|___|___|___|___|___|___|___|___|___|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30">
          <table:table-cell table:style-name="Tabela1.A26" table:number-columns-spanned="2" office:value-type="string">
            <text:p text:style-name="P15"><text:span text:style-name="T4">DISTRITO:</text:span></text:p>
          </table:table-cell>
          <table:covered-table-cell/>
          <table:table-cell table:style-name="Tabela1.P7" table:number-columns-spanned="16" office:value-type="string">
            <text:p text:style-name="P12"/>
            <text:p text:style-name="P9">|___|___|___|___|___|___|___|___|___|___|___|___|___|___|___|___|___|___|___|___|___|___|__|</text:p>
            <text:p text:style-name="P9"/>
            <text:p text:style-name="P9">|___|___|___|___|___|___|___|___|___|___|___|___|___|___|___|___|___|___|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31">
          <table:table-cell table:style-name="Tabela1.A26" table:number-columns-spanned="2" office:value-type="string">
            <text:p text:style-name="P15"><text:span text:style-name="T4">MUNICÍPIO:</text:span></text:p>
          </table:table-cell>
          <table:covered-table-cell/>
          <table:table-cell table:style-name="Tabela1.P7" table:number-columns-spanned="16" office:value-type="string">
            <text:p text:style-name="P12"/>
            <text:p text:style-name="P9">|___|___|___|___|___|___|___|___|___|___|___|___|___|___|___|___|___|___|___|___|___|___|__|</text:p>
            <text:p text:style-name="P9"><text:span text:style-name="T6"><text:s text:c="139"/></text:span>UF</text:p>
            <text:p text:style-name="P9">|___|___|___|___|___|___|___|___|___|___|___|___|___|___|___|___|___|___|___| <text:s text:c="10"/>|___|___|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9">
          <table:table-cell table:style-name="Tabela1.A12" table:number-columns-spanned="18" office:value-type="string">
            <text:h text:style-name="P1" text:outline-level="1">MEIOS DE COMUNICAÇÃO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33">
          <table:table-cell table:style-name="Tabela1.A12" table:number-columns-spanned="18" office:value-type="string">
            <text:p text:style-name="P8"><text:span text:style-name="T7">TIPOS: <text:s text:c="4"/></text:span><text:span text:style-name="T10">TE</text:span><text:span text:style-name="T7"> – TELEFONE <text:s text:c="3"/></text:span><text:span text:style-name="T10">CE</text:span><text:span text:style-name="T7"> – CELULAR <text:s text:c="4"/>OU <text:s text:c="4"/></text:span><text:span text:style-name="T10">FA</text:span><text:span text:style-name="T7"> – FAX</text:span></text:p>
            <text:p text:style-name="P17"/>
            <text:p text:style-name="P8"><text:span text:style-name="T9"><text:s text:c="4"/></text:span><text:span text:style-name="T7">TIPO <text:s text:c="23"/>NÚMERO <text:s text:c="32"/>RAMAL <text:s text:c="15"/>TIPO <text:s text:c="23"/>NÚMERO <text:s text:c="32"/>RAMAL</text:span></text:p>
            <text:p text:style-name="P17"/>
            <text:p text:style-name="P8"><text:span text:style-name="T7">|___|___| <text:s text:c="2"/>|___|___|___|___|___|___|___|___| - |___|___|___|___| <text:s text:c="4"/>|___|___| <text:s text:c="2"/>|___|___|___|___|___|___|___|___| - |___|___|___|___|</text:span></text:p>
            <text:p text:style-name="P8"><text:span text:style-name="T9"><text:s text:c="4"/></text:span><text:span text:style-name="T7">TIPO <text:s text:c="23"/>NÚMERO <text:s text:c="32"/>RAMAL <text:s text:c="15"/>TIPO <text:s text:c="23"/>NÚMERO <text:s text:c="32"/>RAMAL</text:span></text:p>
            <text:p text:style-name="P17"/>
            <text:p text:style-name="P8"><text:span text:style-name="T7">|___|___| <text:s text:c="2"/>|___|___|___|___|___|___|___|___| - |___|___|___|___| <text:s text:c="4"/>|___|___| <text:s text:c="2"/>|___|___|___|___|___|___|___|___| - |___|___|___|___| </text:span></text:p>
            <text:p text:style-name="P19"><text:s text:c="4"/></text:p>
            <text:p text:style-name="P8"><text:span text:style-name="T11"><text:s text:c="4"/></text:span><text:span text:style-name="T10">E-MAIL</text:span></text:p>
            <text:p text:style-name="P20"/>
            <text:p text:style-name="P22"><text:span text:style-name="T8">|___|___|___|___|___|___|___|___|___|___|___|___|___|___|___|___|___|___|___|___|___|___|___|___|___|___|___|___|___|___|___|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9">
          <table:table-cell table:style-name="Tabela1.A12" table:number-columns-spanned="18" office:value-type="string">
            <text:h text:style-name="P1" text:outline-level="1">DEPENDENTE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9">
          <table:table-cell table:style-name="Tabela1.A26" table:number-columns-spanned="4" office:value-type="string">
            <text:p text:style-name="P6">NASCIMENTO</text:p>
          </table:table-cell>
          <table:covered-table-cell/>
          <table:covered-table-cell/>
          <table:covered-table-cell/>
          <table:table-cell table:style-name="Tabela1.E35" table:number-columns-spanned="6" office:value-type="string">
            <text:p text:style-name="P6">CATEGORIA</text:p>
            <text:p text:style-name="P6">(VER TABELA FFAX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E35" table:number-columns-spanned="6" office:value-type="string">
            <text:p text:style-name="P6">NASCIMEN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H3" table:number-columns-spanned="2" office:value-type="string">
            <text:p text:style-name="P6">CATEGORIA</text:p>
            <text:p text:style-name="P6">(VER TABELA FFAX)</text:p>
          </table:table-cell>
          <table:covered-table-cell/>
        </table:table-row>
        <table:table-row table:style-name="Tabela1.36">
          <table:table-cell table:style-name="Tabela1.A26" table:number-columns-spanned="4" office:value-type="string">
            <text:p text:style-name="P5"><text:span text:style-name="T6"><text:s text:c="6"/></text:span>MÊS <text:s text:c="13"/>ANO</text:p>
            <text:p text:style-name="P5"/>
            <text:p text:style-name="P2"><text:span text:style-name="T4">|___|___</text:span><text:span text:style-name="T2">|</text:span><text:span text:style-name="T4">___|___|___|___|</text:span></text:p>
            <text:p text:style-name="P6"/>
            <text:p text:style-name="P2"><text:span text:style-name="T4">|___|___</text:span><text:span text:style-name="T2">|</text:span><text:span text:style-name="T4">___|___|___|___|</text:span></text:p>
            <text:p text:style-name="P6"/>
            <text:p text:style-name="P2"><text:span text:style-name="T4">|___|___</text:span><text:span text:style-name="T2">|</text:span><text:span text:style-name="T4">___|___|___|___|</text:span></text:p>
          </table:table-cell>
          <table:covered-table-cell/>
          <table:covered-table-cell/>
          <table:covered-table-cell/>
          <table:table-cell table:style-name="Tabela1.E35" table:number-columns-spanned="6" office:value-type="string">
            <text:p text:style-name="P7"/>
            <text:p text:style-name="P6"/>
            <text:p text:style-name="P6">|____|</text:p>
            <text:p text:style-name="P6"/>
            <text:p text:style-name="P6">|____|</text:p>
            <text:p text:style-name="P6"/>
            <text:p text:style-name="P6">|____|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E35" table:number-columns-spanned="6" office:value-type="string">
            <text:p text:style-name="P5"><text:span text:style-name="T6"><text:s text:c="6"/></text:span>MÊS <text:s text:c="13"/>ANO</text:p>
            <text:p text:style-name="P5"/>
            <text:p text:style-name="P2"><text:span text:style-name="T4">|___|___</text:span><text:span text:style-name="T2">|</text:span><text:span text:style-name="T4">___|___|___|___|</text:span></text:p>
            <text:p text:style-name="P6"/>
            <text:p text:style-name="P2"><text:span text:style-name="T4">|___|___</text:span><text:span text:style-name="T2">|</text:span><text:span text:style-name="T4">___|___|___|___|</text:span></text:p>
            <text:p text:style-name="P6"/>
            <text:p text:style-name="P2"><text:span text:style-name="T4">|___|___</text:span><text:span text:style-name="T2">|</text:span><text:span text:style-name="T4">___|___|___|___|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H3" table:number-columns-spanned="2" office:value-type="string">
            <text:p text:style-name="P7"/>
            <text:p text:style-name="P6"/>
            <text:p text:style-name="P6">|____|</text:p>
            <text:p text:style-name="P6"/>
            <text:p text:style-name="P6">|____|</text:p>
            <text:p text:style-name="P6"/>
            <text:p text:style-name="P6">|____|</text:p>
          </table:table-cell>
          <table:covered-table-cell/>
        </table:table-row>
        <table:table-row table:style-name="Tabela1.16">
          <table:table-cell table:style-name="Tabela1.A12" table:number-columns-spanned="18" office:value-type="string">
            <text:p text:style-name="P6">ISENÇÃO I.R. <text:s/>(S/N) <text:s text:c="9"/>|____| <text:s text:c="52"/>IPSEMG (S/N) <text:s text:c="17"/>|____|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38">
          <table:table-cell table:style-name="Tabela1.A12" table:number-columns-spanned="18" office:value-type="string">
            <text:p text:style-name="P2"><text:span text:style-name="T4">DATA DE FALECIMENTO OU DESAPARECIMENTO JUDICIAL: <text:s text:c="25"/>|___|___</text:span><text:span text:style-name="T2">|</text:span><text:span text:style-name="T4">___|___</text:span><text:span text:style-name="T2">|</text:span><text:span text:style-name="T4">___|___|___|___|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9">
          <table:table-cell table:style-name="Tabela1.A39" table:number-columns-spanned="8" office:value-type="string">
            <text:p text:style-name="Standard"><text:span text:style-name="T7">ASSINATURA RESPONSÁVEL PREENCHIMENTO:</text:span></text:p>
            <text:p text:style-name="P5"/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I39" table:number-columns-spanned="4" office:value-type="string">
            <text:p text:style-name="Standard"><text:span text:style-name="T7">DATA:</text:span></text:p>
          </table:table-cell>
          <table:covered-table-cell/>
          <table:covered-table-cell/>
          <table:covered-table-cell/>
          <table:table-cell table:style-name="Tabela1.I39" table:number-columns-spanned="5" office:value-type="string">
            <text:p text:style-name="Standard"><text:span text:style-name="T7">ASSINATURA SERVIDOR:</text:span></text:p>
          </table:table-cell>
          <table:covered-table-cell/>
          <table:covered-table-cell/>
          <table:covered-table-cell/>
          <table:covered-table-cell/>
          <table:table-cell table:style-name="Tabela1.R39" office:value-type="string">
            <text:p text:style-name="Standard"><text:span text:style-name="T7">DATA: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0pt" fo:font-weight="bold" style:font-size-asian="10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.101cm" fo:margin-left="0.501cm" fo:margin-right="0.8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GOVERNO DO ESTADO DE MINAS GERAIS</dc:title>
    <meta:initial-creator>Escolas Publicas MG</meta:initial-creator>
    <meta:creation-date>2014-10-23T13:23:00</meta:creation-date>
    <dc:creator>est3304</dc:creator>
    <dc:date>2014-10-23T13:23:00</dc:date>
    <meta:print-date>2014-10-08T16:48:00</meta:print-date>
    <meta:editing-cycles>2</meta:editing-cycles>
    <meta:editing-duration>PT1M</meta:editing-duration>
    <meta:document-statistic meta:table-count="1" meta:image-count="0" meta:object-count="0" meta:page-count="2" meta:paragraph-count="119" meta:word-count="296" meta:character-count="6164" meta:non-whitespace-character-count="4501"/>
    <meta:generator>LibreOffice/6.4.0.3$Linux_X86_64 LibreOffice_project/b0a288ab3d2d4774cb44b62f04d5d28733ac6df8</meta:generator>
  </office:meta>
</office:document-meta>
</file>